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d_data" table:style-name="ta1">
        <table:shapes>
          <draw:frame draw:z-index="0" draw:style-name="gr1" draw:text-style-name="P1" svg:width="6.5008in" svg:height="4.6535in" svg:x="9.0571in" svg:y="1.0878in">
            <draw:object draw:notify-on-update-of-ranges="led_data.A1:led_data.A1 led_data.A2:led_data.A25 led_data.B1:led_data.B1 led_data.B2:led_data.B25 led_data.A2:led_data.A25 led_data.C1:led_data.C1 led_data.C2:led_data.C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5327in" svg:height="4.6118in" svg:x="2.037in" svg:y="0.4287in">
            <draw:object draw:notify-on-update-of-ranges="led_data.C2:led_data.C25 led_data.B1:led_data.B1 led_data.B2:led_data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 (kohm)</text:p>
          </table:table-cell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.38" calcext:value-type="float">
            <text:p>16.3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.66" calcext:value-type="float">
            <text:p>13.66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72" calcext:value-type="float">
            <text:p>11.72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.26" calcext:value-type="float">
            <text:p>10.26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.134" calcext:value-type="float">
            <text:p>9.134</text:p>
          </table:table-cell>
          <table:table-cell office:value-type="float" office:value="1.737" calcext:value-type="float">
            <text:p>1.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6" calcext:value-type="float">
            <text:p>8.26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319" calcext:value-type="float">
            <text:p>3.3319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805" calcext:value-type="float">
            <text:p>2.3805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525" calcext:value-type="float">
            <text:p>1.8525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76" calcext:value-type="float">
            <text:p>1.5176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58" calcext:value-type="float">
            <text:p>1.2858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59" calcext:value-type="float">
            <text:p>1.1159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56" calcext:value-type="float">
            <text:p>0.9856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25" calcext:value-type="float">
            <text:p>0.8825</text:p>
          </table:table-cell>
          <table:table-cell office:value-type="float" office:value="1.6304" calcext:value-type="float">
            <text:p>1.6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92" calcext:value-type="float">
            <text:p>0.799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087" calcext:value-type="float">
            <text:p>0.4087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53" calcext:value-type="float">
            <text:p>0.2753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77" calcext:value-type="float">
            <text:p>0.2077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67" calcext:value-type="float">
            <text:p>0.1667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92" calcext:value-type="float">
            <text:p>0.1392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96" calcext:value-type="float">
            <text:p>0.496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48" calcext:value-type="float">
            <text:p>0.104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3" calcext:value-type="float">
            <text:p>0.933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" calcext:value-type="float">
            <text:p>0.84</text:p>
          </table:table-cell>
          <table:table-cell office:value-type="float" office:value="1.541" calcext:value-type="float">
            <text:p>1.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23:51:20.751304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00:02:18.806661397</dc:date>
    <dc:creator>Jonas Sjöberg</dc:creator>
    <meta:editing-duration>PT34M5S</meta:editing-duration>
    <meta:editing-cycles>6</meta:editing-cycles>
    <meta:generator>LibreOffice/4.3.3.2$Linux_x86 LibreOffice_project/430m0$Build-2</meta:generator>
    <meta:document-statistic meta:table-count="1" meta:cell-count="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teration Mono Powerline'" style:font-style-name="Bold" style:font-pitch="fixed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8" chart:origin="0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.5" chart:maximum="1.8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3cm" svg:height="11.821cm" xlink:href=".." xlink:type="simple" chart:class="chart:scatter" chart:column-mapping="0 1" chart:style-name="ch1">
        <chart:legend svg:x="12.438cm" svg:y="0.458cm" style:legend-expansion="custom" chartooo:width="2.768cm" chartooo:height="1.308cm" style:legend-expansion-aspect-ratio="2.11620795107034" chart:style-name="ch2"/>
        <chart:plot-area chart:style-name="ch3" table:cell-range-address="led_data.A1:led_data.C25" chart:data-source-has-labels="both" svg:x="0.33cm" svg:y="0.236cm" svg:width="15.853cm" svg:height="11.349cm">
          <chartooo:coordinate-region svg:x="0.951cm" svg:y="0.435cm" svg:width="14.319cm" svg:height="10.503cm"/>
          <chart:axis chart:dimension="x" chart:name="primary-x" chart:style-name="ch4" chartooo:axis-type="auto">
            <chart:categories table:cell-range-address="led_data.A1:led_data.A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8"/>
          <chart:series chart:attached-axis="primary-y" chart:style-name="ch9" chart:values-cell-range-address="led_data.B2:led_data.B25" chart:label-cell-address="led_data.B1:led_data.B1" chart:class="chart:scatter">
            <chart:domain table:cell-range-address="led_data.A2:led_data.A25"/>
            <chart:data-point chart:repeated="24"/>
          </chart:series>
          <chart:series chart:attached-axis="secondary-y" chart:style-name="ch10" chart:values-cell-range-address="led_data.C2:led_data.C25" chart:label-cell-address="led_data.C1:led_data.C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(mA)</text:p>
                <draw:g>
                  <svg:desc>led_data.B1:led_data.B1</svg:desc>
                </draw:g>
              </table:table-cell>
              <table:table-cell office:value-type="string">
                <text:p>V (V)</text:p>
                <draw:g>
                  <svg:desc>led_data.C1:led_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 (kohm)</text:p>
                <draw:g>
                  <svg:desc>led_data.A1:led_data.A1</svg:desc>
                </draw:g>
              </table:table-cell>
              <table:table-cell office:value-type="float" office:value="0.5">
                <text:p>0.5</text:p>
                <draw:g>
                  <svg:desc>led_data.A2:led_data.A25</svg:desc>
                </draw:g>
              </table:table-cell>
              <table:table-cell office:value-type="float" office:value="16.38">
                <text:p>16.38</text:p>
                <draw:g>
                  <svg:desc>led_data.B2:led_data.B25</svg:desc>
                </draw:g>
              </table:table-cell>
              <table:table-cell office:value-type="float" office:value="1.78">
                <text:p>1.78</text:p>
                <draw:g>
                  <svg:desc>led_data.C2:led_data.C25</svg:desc>
                </draw:g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13.66">
                <text:p>13.66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11.72">
                <text:p>11.72</text:p>
              </table:table-cell>
              <table:table-cell office:value-type="float" office:value="1.755">
                <text:p>1.755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10.26">
                <text:p>10.26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9.134">
                <text:p>9.134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.3319">
                <text:p>3.3319</text:p>
              </table:table-cell>
              <table:table-cell office:value-type="float" office:value="1.685">
                <text:p>1.68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3805">
                <text:p>2.3805</text:p>
              </table:table-cell>
              <table:table-cell office:value-type="float" office:value="1.671">
                <text:p>1.67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8525">
                <text:p>1.8525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.5176">
                <text:p>1.5176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2858">
                <text:p>1.2858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.1159">
                <text:p>1.1159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9856">
                <text:p>0.9856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1.6304">
                <text:p>1.630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7992">
                <text:p>0.799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4087">
                <text:p>0.4087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2753">
                <text:p>0.275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2077">
                <text:p>0.2077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667">
                <text:p>0.1667</text:p>
              </table:table-cell>
              <table:table-cell office:value-type="float" office:value="1.569">
                <text:p>1.56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1392">
                <text:p>0.1392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496">
                <text:p>0.496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1048">
                <text:p>0.104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33">
                <text:p>0.933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84">
                <text:p>0.84</text:p>
              </table:table-cell>
              <table:table-cell office:value-type="float" office:value="1.541">
                <text:p>1.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teration Mono Powerline'" style:font-style-name="Bold" style:font-pitch="fixed" fo:font-size="11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.5" chart:maximum="1.8" chart:interval-major="0.05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94cm" svg:height="11.715cm" xlink:href=".." xlink:type="simple" chart:class="chart:scatter" chart:style-name="ch1">
        <chart:legend svg:x="2.82cm" svg:y="0.458cm" style:legend-expansion="custom" chartooo:width="2.587cm" chartooo:height="0.677cm" style:legend-expansion-aspect-ratio="3.82127031019202" chart:style-name="ch2"/>
        <chart:plot-area chart:style-name="ch3" table:cell-range-address="led_data.B2:led_data.C25 led_data.B1:led_data.B1" chart:data-source-has-labels="row" svg:x="0.331cm" svg:y="0.234cm" svg:width="15.932cm" svg:height="11.247cm">
          <chartooo:coordinate-region svg:x="0.953cm" svg:y="0.433cm" svg:width="15.071cm" svg:height="10.401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ed_data.B2:led_data.B25" chart:label-cell-address="led_data.B1:led_data.B1" chart:class="chart:scatter">
            <chart:domain table:cell-range-address="led_data.C2:led_data.C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 (mA)</text:p>
                <draw:g>
                  <svg:desc>led_data.B1:led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8">
                <text:p>1.78</text:p>
                <draw:g>
                  <svg:desc>led_data.C2:led_data.C25</svg:desc>
                </draw:g>
              </table:table-cell>
              <table:table-cell office:value-type="float" office:value="16.38">
                <text:p>16.38</text:p>
                <draw:g>
                  <svg:desc>led_data.B2:led_data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66">
                <text:p>1.76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5">
                <text:p>1.75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44">
                <text:p>1.744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37">
                <text:p>1.737</text:p>
              </table:table-cell>
              <table:table-cell office:value-type="float" office:value="9.134">
                <text:p>9.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">
                <text:p>1.7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85">
                <text:p>1.685</text:p>
              </table:table-cell>
              <table:table-cell office:value-type="float" office:value="3.3319">
                <text:p>3.3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71">
                <text:p>1.671</text:p>
              </table:table-cell>
              <table:table-cell office:value-type="float" office:value="2.3805">
                <text:p>2.3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2">
                <text:p>1.662</text:p>
              </table:table-cell>
              <table:table-cell office:value-type="float" office:value="1.8525">
                <text:p>1.8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5">
                <text:p>1.655</text:p>
              </table:table-cell>
              <table:table-cell office:value-type="float" office:value="1.5176">
                <text:p>1.5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8">
                <text:p>1.648</text:p>
              </table:table-cell>
              <table:table-cell office:value-type="float" office:value="1.2858">
                <text:p>1.2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3">
                <text:p>1.643</text:p>
              </table:table-cell>
              <table:table-cell office:value-type="float" office:value="1.1159">
                <text:p>1.1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37">
                <text:p>1.637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04">
                <text:p>1.6304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3">
                <text:p>1.63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5">
                <text:p>1.605</text:p>
              </table:table-cell>
              <table:table-cell office:value-type="float" office:value="0.4087">
                <text:p>0.4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">
                <text:p>1.59</text:p>
              </table:table-cell>
              <table:table-cell office:value-type="float" office:value="0.2753">
                <text:p>0.2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8">
                <text:p>1.578</text:p>
              </table:table-cell>
              <table:table-cell office:value-type="float" office:value="0.2077">
                <text:p>0.2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9">
                <text:p>1.569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7">
                <text:p>1.567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56">
                <text:p>1.556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">
                <text:p>1.55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45">
                <text:p>1.545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1">
                <text:p>1.541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